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list-style-name="WWNum24">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text-properties style:font-name="Roboto" fo:font-size="10pt" style:font-name-asian="Roboto1" style:font-size-asian="10pt" style:font-name-complex="Roboto1" style:font-size-complex="10pt"/>
    </style:style>
    <style:style style:name="T1" style:family="text">
      <style:text-properties style:font-name="Roboto" fo:font-size="10pt" style:font-name-asian="Roboto1" style:font-size-asian="10pt" style:font-name-complex="Roboto1" style:font-size-complex="10pt"/>
    </style:style>
    <style:style style:name="T2" style:family="text">
      <style:text-properties fo:color="#434343" style:font-name="Roboto" style:font-name-asian="Roboto1" style:font-name-complex="Roboto1"/>
    </style:style>
    <style:style style:name="T3" style:family="text">
      <style:text-properties fo:color="#c7254e" style:font-name="Roboto" fo:font-size="10pt" fo:font-weight="bold" style:font-name-asian="Roboto1" style:font-size-asian="10pt" style:font-weight-asian="bold" style:font-name-complex="Roboto1" style:font-size-complex="10pt"/>
    </style:style>
    <style:style style:name="T4" style:family="text">
      <style:text-properties style:text-position="super 58%" style:font-name="Roboto" fo:font-size="10pt" style:font-name-asian="Roboto1" style:font-size-asian="10pt"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span text:style-name="T2">Reflection Questions</text:span></text:h>
      <text:p text:style-name="P1"/>
      <text:list xml:id="list6083456523798674694" text:style-name="WWNum24">
        <text:list-item>
          <text:p text:style-name="P2"><text:span text:style-name="T1">Why is file storage important when you’re using Python? What would happen if you didn’t store local files?</text:span></text:p>
          <text:p text:style-name="P2"><text:span text:style-name="T1">- Whatever variables or data would get lost as soon as the function or script that is creating or defining it stops running. So, if you want to be able to access that stuff from another script later, you need to be able to store it.</text:span></text:p>
        </text:list-item>
      </text:list>
      <text:p text:style-name="P3"/>
      <text:list xml:id="list34430753" text:continue-numbering="true" text:style-name="WWNum24">
        <text:list-item>
          <text:p text:style-name="P2"><text:span text:style-name="T1">In this Exercise you learned about the pickling process with the </text:span><text:span text:style-name="T3">pickle.dump()</text:span><text:span text:style-name="T1"> method. What are pickles? In which situations would you choose to use pickles and why? </text:span></text:p>
          <text:p text:style-name="P2"><text:span text:style-name="T1">- Pickles are cucumbers that have been soaking in brine and are generally used with sandwiches. Pythons, however, like to use them to store their dictionaries and generally data that they want to format in a way other than just generic string formatting. If I were a reptile, I would also uses them to store my dictionaries and generally any data that it is important to structure so that I can reliably access it later in another script, because they are binary files that while not readable to humans are highly readable (and thus accessible) to computers.</text:span></text:p>
        </text:list-item>
      </text:list>
      <text:p text:style-name="P1"/>
      <text:list xml:id="list34439243" text:continue-numbering="true" text:style-name="WWNum24">
        <text:list-item>
          <text:p text:style-name="P2"><text:span text:style-name="T1">In Python, what function do you use to find out which directory you’re currently in? What if you wanted to change your current working directory?</text:span></text:p>
          <text:p text:style-name="P2"><text:span text:style-name="T1">- The function is the os.getcwd(), which needs the import os to use. The one to change the directory is os.chdir() which takes an an argument the path to the directory you want to go in quotations (as a string)</text:span></text:p>
        </text:list-item>
      </text:list>
      <text:p text:style-name="P1"/>
      <text:list xml:id="list34422090" text:continue-numbering="true" text:style-name="WWNum24">
        <text:list-item>
          <text:p text:style-name="P2"><text:span text:style-name="T1">Imagine you’re working on a Python script and are worried there may be an error in a block of code. How would you approach the situation to prevent the entire script from terminating due to an error?</text:span></text:p>
          <text:p text:style-name="P2"><text:span text:style-name="T1">- This is the role of try/except blocks. You write in a try statement the code that you want to run that you think may cause an error. In except blocks either specific to named errors (ie TypeError) or just general (without any named error) you specify what you want the code to do other than terminate (if you want it to terminate there's probably a way you can do that too). Then you can pair that with an else block for things you only want to run if the try block was successful and a finally block for code you want to run after all that earlier stuff regardless of the outcome (or earlier returns!).</text:span></text:p>
        </text:list-item>
      </text:list>
      <text:p text:style-name="P3"/>
      <text:list xml:id="list34430472" text:continue-numbering="true" text:style-name="WWNum24">
        <text:list-item>
          <text:p text:style-name="P2"><text:span text:style-name="T1">You’re now more than halfway through Achievement 1! Take a moment to reflect on your learning in the course so far. How is it going? What’s something you’re proud of so far? Is there something you’re struggling with? What do you need more practice with? Feel free to use these notes to guide your next mentor call. </text:span></text:p>
          <text:p text:style-name="P2"><text:span text:style-name="T1">- I'm proud that I was able to do this last exercise's pair of <text:s/>files with quite minimal amount of having to look things up online, I think I just needed to look up the best way to move the lists from fetch_recipes() to a global variable. Other than the lambda sort thing, I think the only thing I am struggling with is this can kind of feel tedious at parts and I am most slowed down by how much reading of what are essentially manuals this involves. I kind of forgot until the 3</text:span><text:span text:style-name="T4">rd</text:span><text:span text:style-name="T1"> question here about the changing directory thing. We didn't really practice that, so I guess I could use more practice to know when that stuff is used and just some time spent using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ListLabel_20_2" style:display-name="ListLabel 2" style:family="text">
      <style:text-properties fo:font-style="normal" style:text-underline-style="none" style:font-style-asian="normal"/>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08T13:57:12.38</meta:creation-date>
    <meta:document-statistic meta:table-count="0" meta:image-count="0" meta:object-count="0" meta:page-count="1" meta:paragraph-count="11" meta:word-count="599" meta:character-count="3234"/>
    <dc:date>2025-07-08T14:16:20.25</dc:date>
    <meta:editing-duration>PT3M57S</meta:editing-duration>
    <meta:editing-cycles>1</meta:editing-cycles>
    <meta:generator>OpenOffice/4.1.7$Win32 OpenOffice.org_project/417m1$Build-9800</meta:generator>
  </office:meta>
</office:document-meta>
</file>